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6.64104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6377" table:default-cell-style-name="ce1"/>
        <table:table-row table:style-name="ro1">
          <table:table-cell table:style-name="ce2"/>
          <table:table-cell office:value-type="string" table:style-name="ce1">
            <text:p>success_rate</text:p>
          </table:table-cell>
          <table:table-cell office:value-type="string" table:style-name="ce1">
            <text:p>collisions</text:p>
          </table:table-cell>
          <table:table-cell office:value-type="string" table:style-name="ce2">
            <text:p>travel_time</text:p>
          </table:table-cell>
          <table:table-cell office:value-type="string" table:style-name="ce2">
            <text:p>distance_travelled</text:p>
          </table:table-cell>
          <table:table-cell office:value-type="string" table:style-name="ce1">
            <text:p>reward_rule07</text:p>
          </table:table-cell>
          <table:table-cell office:value-type="string" table:style-name="ce1">
            <text:p>comp_time_1_iteration_in_ms</text:p>
          </table:table-cell>
          <table:table-cell office:value-type="string" table:style-name="ce1">
            <text:p>comp_time_1_iteration_local_planner_in_ms</text:p>
          </table:table-cell>
          <table:table-cell office:value-type="string" table:style-name="ce1">
            <text:p>distribution_drl_teb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rl</text:p>
          </table:table-cell>
          <table:table-cell office:value-type="float" office:value="0.96" table:style-name="ce1">
            <text:p>0,96</text:p>
          </table:table-cell>
          <table:table-cell office:value-type="float" office:value="0" table:style-name="ce1">
            <text:p>0</text:p>
          </table:table-cell>
          <table:table-cell office:value-type="float" office:value="41.7083333333333" table:style-name="ce1">
            <text:p>41,70833333</text:p>
          </table:table-cell>
          <table:table-cell office:value-type="float" office:value="13.6116666666667" table:style-name="ce1">
            <text:p>13,61166667</text:p>
          </table:table-cell>
          <table:table-cell office:value-type="float" office:value="2.50808115765129" table:style-name="ce1">
            <text:p>2,508081158</text:p>
          </table:table-cell>
          <table:table-cell office:value-type="float" office:value="135.81150427102199" table:style-name="ce1">
            <text:p>135,8115043</text:p>
          </table:table-cell>
          <table:table-cell office:value-type="float" office:value="1.3514377330381799" table:style-name="ce1">
            <text:p>1,351437733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teb</text:p>
          </table:table-cell>
          <table:table-cell office:value-type="float" office:value="0.95" table:style-name="ce1">
            <text:p>0,95</text:p>
          </table:table-cell>
          <table:table-cell office:value-type="float" office:value="0.04" table:style-name="ce1">
            <text:p>0,04</text:p>
          </table:table-cell>
          <table:table-cell office:value-type="float" office:value="35.857894736842098" table:style-name="ce1">
            <text:p>35,85789474</text:p>
          </table:table-cell>
          <table:table-cell office:value-type="float" office:value="11.6311578947368" table:style-name="ce1">
            <text:p>11,63115789</text:p>
          </table:table-cell>
          <table:table-cell office:value-type="float" office:value="2.5514753187560402" table:style-name="ce1">
            <text:p>2,551475319</text:p>
          </table:table-cell>
          <table:table-cell office:value-type="float" office:value="187.61226421392101" table:style-name="ce1">
            <text:p>187,6122642</text:p>
          </table:table-cell>
          <table:table-cell office:value-type="float" office:value="4.7965721424319803" table:style-name="ce1">
            <text:p>4,796572142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pc</text:p>
          </table:table-cell>
          <table:table-cell office:value-type="float" office:value="0.76" table:style-name="ce1">
            <text:p>0,76</text:p>
          </table:table-cell>
          <table:table-cell office:value-type="float" office:value="0.04" table:style-name="ce1">
            <text:p>0,04</text:p>
          </table:table-cell>
          <table:table-cell office:value-type="float" office:value="43.282894736842103" table:style-name="ce1">
            <text:p>43,28289474</text:p>
          </table:table-cell>
          <table:table-cell office:value-type="float" office:value="11.445394736842101" table:style-name="ce1">
            <text:p>11,44539474</text:p>
          </table:table-cell>
          <table:table-cell office:value-type="float" office:value="1.26789960907734" table:style-name="ce1">
            <text:p>1,267899609</text:p>
          </table:table-cell>
          <table:table-cell office:value-type="float" office:value="521.91003506125799" table:style-name="ce1">
            <text:p>521,9100351</text:p>
          </table:table-cell>
          <table:table-cell office:value-type="float" office:value="37.916639236722901" table:style-name="ce1">
            <text:p>37,91663924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rlca</text:p>
          </table:table-cell>
          <table:table-cell office:value-type="float" office:value="0.51" table:style-name="ce1">
            <text:p>0,51</text:p>
          </table:table-cell>
          <table:table-cell office:value-type="float" office:value="0.04" table:style-name="ce1">
            <text:p>0,04</text:p>
          </table:table-cell>
          <table:table-cell office:value-type="float" office:value="47.725490196078397" table:style-name="ce1">
            <text:p>47,7254902</text:p>
          </table:table-cell>
          <table:table-cell office:value-type="float" office:value="12.225686274509799" table:style-name="ce1">
            <text:p>12,22568627</text:p>
          </table:table-cell>
          <table:table-cell office:value-type="float" office:value="-0.26653283748635198" table:style-name="ce1">
            <text:p>-0,266532837</text:p>
          </table:table-cell>
          <table:table-cell office:value-type="float" office:value="132.830562525148" table:style-name="ce1">
            <text:p>132,8305625</text:p>
          </table:table-cell>
          <table:table-cell office:value-type="float" office:value="1.7801308159401701" table:style-name="ce1">
            <text:p>1,780130816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dwa</text:p>
          </table:table-cell>
          <table:table-cell office:value-type="float" office:value="0.7" table:style-name="ce1">
            <text:p>0,7</text:p>
          </table:table-cell>
          <table:table-cell office:value-type="float" office:value="0.09" table:style-name="ce1">
            <text:p>0,09</text:p>
          </table:table-cell>
          <table:table-cell office:value-type="float" office:value="38.271428571428601" table:style-name="ce1">
            <text:p>38,27142857</text:p>
          </table:table-cell>
          <table:table-cell office:value-type="float" office:value="11.7191428571429" table:style-name="ce1">
            <text:p>11,71914286</text:p>
          </table:table-cell>
          <table:table-cell office:value-type="float" office:value="1.19004102444463" table:style-name="ce1">
            <text:p>1,190041024</text:p>
          </table:table-cell>
          <table:table-cell office:value-type="float" office:value="265.106100180488" table:style-name="ce1">
            <text:p>265,1061002</text:p>
          </table:table-cell>
          <table:table-cell office:value-type="float" office:value="12.3810145053904" table:style-name="ce1">
            <text:p>12,38101451</text:p>
          </table:table-cell>
          <table:table-cell office:value-type="string" table:style-name="ce1">
            <text:p>[1.]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ll_in_one_rule06_nn2</text:p>
          </table:table-cell>
          <table:table-cell office:value-type="float" office:value="0.97" table:style-name="ce1">
            <text:p>0,97</text:p>
          </table:table-cell>
          <table:table-cell office:value-type="float" office:value="0" table:style-name="ce1">
            <text:p>0</text:p>
          </table:table-cell>
          <table:table-cell office:value-type="float" office:value="40.6875" table:style-name="ce1">
            <text:p>40,6875</text:p>
          </table:table-cell>
          <table:table-cell office:value-type="float" office:value="13.239479166666699" table:style-name="ce1">
            <text:p>13,23947917</text:p>
          </table:table-cell>
          <table:table-cell office:value-type="float" office:value="2.2938478788641401" table:style-name="ce1">
            <text:p>2,293847879</text:p>
          </table:table-cell>
          <table:table-cell office:value-type="float" office:value="144.99250824590601" table:style-name="ce1">
            <text:p>144,9925082</text:p>
          </table:table-cell>
          <table:table-cell office:value-type="float" office:value="1.8045618744365199" table:style-name="ce1">
            <text:p>1,804561874</text:p>
          </table:table-cell>
          <table:table-cell office:value-type="string" table:style-name="ce1">
            <text:p>[0.90307704 0.09692296]</text:p>
          </table:table-cell>
          <table:table-cell table:number-columns-repeated="16375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1" number:min-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Duc Pichel</dc:creator>
    <meta:creation-date>2021-09-02T18:47:06Z</meta:creation-date>
    <dc:date>2021-09-13T11:08:30Z</dc:date>
    <meta:editing-cycles>11</meta:editing-cycles>
    <meta:editing-duration>PT0S</meta:editing-duration>
  </office:meta>
</office:document-meta>
</file>